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280000001494DB59C1.png"/>
  <manifest:file-entry manifest:media-type="image/png" manifest:full-path="Pictures/10000201000000280000001457CF7956.png"/>
  <manifest:file-entry manifest:media-type="image/png" manifest:full-path="Pictures/1000020100000028000000143ACC5C8F.png"/>
  <manifest:file-entry manifest:media-type="image/png" manifest:full-path="Pictures/100002010000001400000014CC5664E5.png"/>
  <manifest:file-entry manifest:media-type="image/png" manifest:full-path="Pictures/100002010000001400000014508B291F.png"/>
  <manifest:file-entry manifest:media-type="image/png" manifest:full-path="Pictures/100002010000003C00000028FBF48042.png"/>
  <manifest:file-entry manifest:media-type="image/png" manifest:full-path="Pictures/100000000000001400000014DC322FBC.png"/>
  <manifest:file-entry manifest:media-type="image/png" manifest:full-path="Pictures/1000020100000020000000207B04F751.png"/>
  <manifest:file-entry manifest:media-type="image/png" manifest:full-path="Pictures/1000020100000014000000146C1A1616.png"/>
  <manifest:file-entry manifest:media-type="image/png" manifest:full-path="Pictures/100002010000001400000014C62EFC0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style:font-name="Georgia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a2" text:anchor-type="paragraph" svg:x="10.41cm" svg:y="-0.011cm" svg:width="1.409cm" svg:height="0.706cm" draw:z-index="1"><draw:image xlink:href="Pictures/10000201000000280000001457CF7956.png" xlink:type="simple" xlink:show="embed" xlink:actuate="onLoad"/></draw:frame><draw:frame draw:style-name="fr1" draw:name="grafika1" text:anchor-type="paragraph" svg:x="9.283cm" svg:y="-0.014cm" svg:width="0.706cm" svg:height="0.706cm" draw:z-index="0"><draw:image xlink:href="Pictures/1000020100000014000000146C1A1616.png" xlink:type="simple" xlink:show="embed" xlink:actuate="onLoad"/></draw:frame><draw:frame draw:style-name="fr1" draw:name="grafika3" text:anchor-type="paragraph" svg:x="12.696cm" svg:y="-0.016cm" svg:width="0.706cm" svg:height="0.706cm" draw:z-index="2"><draw:image xlink:href="Pictures/100002010000001400000014C62EFC0F.png" xlink:type="simple" xlink:show="embed" xlink:actuate="onLoad"/></draw:frame>Na początku zbieramy leżące na ziemi drewna<text:tab/> i <text:s text:c="2"/></text:p>
      <text:p text:style-name="P1"><draw:frame draw:style-name="fr1" draw:name="grafika4" text:anchor-type="paragraph" svg:x="5.368cm" svg:y="0.448cm" svg:width="0.706cm" svg:height="0.706cm" draw:z-index="3"><draw:image xlink:href="Pictures/100002010000001400000014508B291F.png" xlink:type="simple" xlink:show="embed" xlink:actuate="onLoad"/></draw:frame><draw:frame draw:style-name="fr1" draw:name="grafika5" text:anchor-type="paragraph" svg:x="11.79cm" svg:y="0.501cm" svg:width="1.409cm" svg:height="0.706cm" draw:z-index="4"><draw:image xlink:href="Pictures/10000201000000280000001494DB59C1.png" xlink:type="simple" xlink:show="embed" xlink:actuate="onLoad"/></draw:frame></text:p>
      <text:p text:style-name="P1">Następnie tworzymy deski<text:tab/>i z nich robimy Workbench</text:p>
      <text:p text:style-name="P1"/>
      <text:p text:style-name="P1"><draw:frame draw:style-name="fr1" draw:name="grafika6" text:anchor-type="paragraph" svg:x="4.184cm" svg:y="0.432cm" svg:width="0.706cm" svg:height="0.706cm" draw:z-index="6"><draw:image xlink:href="Pictures/100002010000001400000014CC5664E5.png" xlink:type="simple" xlink:show="embed" xlink:actuate="onLoad"/></draw:frame><draw:frame draw:style-name="fr1" draw:name="grafika8" text:anchor-type="paragraph" svg:x="6.586cm" svg:y="0.051cm" svg:width="1.127cm" svg:height="1.127cm" draw:z-index="7"><draw:image xlink:href="Pictures/1000020100000020000000207B04F751.png" xlink:type="simple" xlink:show="embed" xlink:actuate="onLoad"/></draw:frame></text:p>
      <text:p text:style-name="P1"><draw:frame draw:style-name="fr1" draw:name="grafika7" text:anchor-type="paragraph" svg:x="3.524cm" svg:y="0.041cm" svg:width="0.529cm" svg:height="0.529cm" draw:z-index="5"><draw:image xlink:href="Pictures/100000000000001400000014DC322FBC.png" xlink:type="simple" xlink:show="embed" xlink:actuate="onLoad"/></draw:frame>zbieramy kamień <text:s text:c="3"/>kilofem</text:p>
      <text:p text:style-name="P1"><draw:frame draw:style-name="fr1" draw:name="grafika10" text:anchor-type="paragraph" svg:x="5.154cm" svg:y="0.395cm" svg:width="2.117cm" svg:height="1.409cm" draw:z-index="9"><draw:image xlink:href="Pictures/100002010000003C00000028FBF48042.png" xlink:type="simple" xlink:show="embed" xlink:actuate="onLoad"/></draw:frame></text:p>
      <text:p text:style-name="P1"><draw:frame draw:style-name="fr1" draw:name="grafika9" text:anchor-type="paragraph" svg:x="3.747cm" svg:y="0.531cm" svg:width="1.409cm" svg:height="0.706cm" draw:z-index="8"><draw:image xlink:href="Pictures/1000020100000028000000143ACC5C8F.png" xlink:type="simple" xlink:show="embed" xlink:actuate="onLoad"/></draw:frame></text:p>
      <text:p text:style-name="P1">z kamienia robimy </text:p>
      <text:p text:style-name="P1"/>
      <text:p text:style-name="P1">zbieramy dobry set i walczymy z pierwszym bossem "Evil slimem"</text:p>
      <text:p text:style-name="P1"/>
      <text:p text:style-name="P1">wydropionym kilofem zbieramy Demonite/Crimzonite/Maladium i tworzymy z nich kilof </text:p>
      <text:p text:style-name="P1"/>
      <text:p text:style-name="P1">idziemy do piekła nakopać obsydianu i magma ore</text:p>
      <text:p text:style-name="P1"/>
      <text:p text:style-name="P1">robimy full set z obsydianu</text:p>
      <text:p text:style-name="P1"/>
      <text:p text:style-name="P1">robimy platwormę w piekle , przyzywamy "Hellish Meatball" i zabijamy go</text:p>
      <text:p text:style-name="P1"/>
      <text:p text:style-name="P1">"The Ancient souls of light and dark/blood/corrosion have been released"</text:p>
      <text:p text:style-name="P1"/>
      <text:p text:style-name="P1">zbieramy po kolei 4 rudy HM</text:p>
      <text:p text:style-name="P1"/>
      <text:p text:style-name="P1">walczymy z bossami robimy set swiecony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1S</meta:editing-duration>
    <meta:editing-cycles>12</meta:editing-cycles>
    <meta:generator>LibreOffice/3.5$Windows_x86 LibreOffice_project/dc9775d-05ecbee-0851ad3-1586698-727bf66</meta:generator>
    <dc:date>2016-03-15T17:30:37.40</dc:date>
    <meta:document-statistic meta:table-count="0" meta:image-count="10" meta:object-count="0" meta:page-count="1" meta:paragraph-count="12" meta:word-count="87" meta:character-count="569" meta:non-whitespace-character-count="485"/>
    <meta:user-defined meta:name="Info 1"/>
    <meta:user-defined meta:name="Info 2"/>
    <meta:user-defined meta:name="Info 3"/>
    <meta:user-defined meta:name="Info 4"/>
  </office:meta>
</office:document-meta>
</file>